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3])" office:value-type="float" office:value="250">
            <text:p>250</text:p>
          </table:table-cell>
          <table:table-cell table:number-columns-repeated="102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6" office:value-type="string">
            <text:p>Quicken Spel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3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11T13:01:54</dc:date>
    <dc:language>fr-FR</dc:language>
    <meta:editing-cycles>152</meta:editing-cycles>
    <meta:editing-duration>PT60H54M52S</meta:editing-duration>
    <dc:creator>Nicolas Casalini</dc:creator>
    <meta:document-statistic meta:table-count="4" meta:cell-count="446" meta:object-count="0"/>
    <meta:user-defined meta:name="Info 1"/>
    <meta:user-defined meta:name="Info 2"/>
    <meta:user-defined meta:name="Info 3"/>
    <meta:user-defined meta:name="Info 4"/>
  </office:meta>
</office:document-meta>
</file>